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azisok" style:family="table">
      <style:table-properties style:width="6.925in" table:align="margins"/>
    </style:style>
    <style:style style:name="fazisok.A" style:family="table-column">
      <style:table-column-properties style:column-width="1.1542in" style:rel-column-width="10922*"/>
    </style:style>
    <style:style style:name="fazisok.B" style:family="table-column">
      <style:table-column-properties style:column-width="1.1542in" style:rel-column-width="10923*"/>
    </style:style>
    <style:style style:name="fazisok.A1" style:family="table-cell">
      <style:table-cell-properties fo:padding="0.0382in" fo:border-left="0.05pt solid #000000" fo:border-right="none" fo:border-top="0.05pt solid #000000" fo:border-bottom="0.05pt solid #000000"/>
    </style:style>
    <style:style style:name="fazisok.F1" style:family="table-cell">
      <style:table-cell-properties fo:padding="0.0382in" fo:border="0.05pt solid #000000"/>
    </style:style>
    <style:style style:name="fazisok.A2" style:family="table-cell">
      <style:table-cell-properties fo:padding="0.0382in" fo:border-left="0.05pt solid #000000" fo:border-right="none" fo:border-top="none" fo:border-bottom="0.05pt solid #000000"/>
    </style:style>
    <style:style style:name="faziso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adb3"/>
    </style:style>
    <style:style style:name="P2" style:family="paragraph" style:parent-style-name="Text_20_body" style:list-style-name="L1">
      <style:text-properties officeooo:paragraph-rsid="001dadb3"/>
    </style:style>
    <style:style style:name="P3" style:family="paragraph" style:parent-style-name="Text_20_body" style:list-style-name="L2">
      <style:text-properties officeooo:paragraph-rsid="001e01e2"/>
    </style:style>
    <style:style style:name="P4" style:family="paragraph" style:parent-style-name="Text_20_body">
      <style:text-properties officeooo:paragraph-rsid="001e01e2"/>
    </style:style>
    <style:style style:name="P5" style:family="paragraph" style:parent-style-name="Text_20_body" style:list-style-name="L4">
      <style:text-properties officeooo:paragraph-rsid="001e01e2"/>
    </style:style>
    <style:style style:name="P6" style:family="paragraph" style:parent-style-name="Text_20_body" style:list-style-name="L4">
      <style:text-properties officeooo:paragraph-rsid="001ef777"/>
    </style:style>
    <style:style style:name="P7" style:family="paragraph" style:parent-style-name="Text_20_body" style:list-style-name="L5">
      <style:text-properties officeooo:paragraph-rsid="001ef777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1dadb3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1e01e2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paragraph-rsid="001dadb3"/>
    </style:style>
    <style:style style:name="P11" style:family="paragraph" style:parent-style-name="Heading_20_1">
      <style:text-properties officeooo:paragraph-rsid="001ef777"/>
    </style:style>
    <style:style style:name="P12" style:family="paragraph" style:parent-style-name="Title">
      <style:text-properties officeooo:paragraph-rsid="001dadb3"/>
    </style:style>
    <style:style style:name="P13" style:family="paragraph" style:parent-style-name="Subtitle">
      <style:text-properties officeooo:paragraph-rsid="001dadb3"/>
    </style:style>
    <style:style style:name="P14" style:family="paragraph" style:parent-style-name="Table_20_Heading">
      <style:text-properties officeooo:paragraph-rsid="001e01e2"/>
    </style:style>
    <style:style style:name="P15" style:family="paragraph" style:parent-style-name="Table_20_Heading">
      <style:text-properties officeooo:paragraph-rsid="001fe761"/>
    </style:style>
    <style:style style:name="P16" style:family="paragraph" style:parent-style-name="Table_20_Contents">
      <style:text-properties officeooo:paragraph-rsid="001e01e2"/>
    </style:style>
    <style:style style:name="P17" style:family="paragraph" style:parent-style-name="Table_20_Contents">
      <style:text-properties officeooo:paragraph-rsid="001fe761"/>
    </style:style>
    <style:style style:name="T1" style:family="text">
      <style:text-properties officeooo:rsid="001dadb3"/>
    </style:style>
    <style:style style:name="T2" style:family="text">
      <style:text-properties officeooo:rsid="001e01e2"/>
    </style:style>
    <style:style style:name="T3" style:family="text">
      <style:text-properties officeooo:rsid="001ef777"/>
    </style:style>
    <style:style style:name="T4" style:family="text">
      <style:text-properties officeooo:rsid="001fe7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Katasztrófavédelmi rendszerek integrációja</text:span></text:p>
      <text:p text:style-name="P13"><text:span text:style-name="T1">Javaslat, Nagymajtényi Gábor, 2013.05.30.</text:span></text:p>
      <text:p text:style-name="P1"><text:span text:style-name="T1"/></text:p>
      <text:h text:style-name="Heading_20_1" text:outline-level="1"><text:span text:style-name="T2">Együttműködés célja</text:span></text:h>
      <text:p text:style-name="P4"><text:span text:style-name="T2">A felsorolt célok sorrend nélkül, nem priorizálva </text:span></text:p>
      <text:list xml:id="list7640456672176894463" text:style-name="L2">
        <text:list-item>
          <text:p text:style-name="P3"><text:span text:style-name="T1">Kihasználni a közösségi média erejét, és a helyi segítők kapacitását, képességeit</text:span></text:p>
        </text:list-item>
        <text:list-item>
          <text:p text:style-name="P3"><text:span text:style-name="T1">Koordináció</text:span></text:p>
        </text:list-item>
        <text:list-item>
          <text:p text:style-name="P3"><text:span text:style-name="T1">Felelősségek és kompetenciák megfelelő kezelése</text:span></text:p>
        </text:list-item>
        <text:list-item>
          <text:p text:style-name="P3"><text:span text:style-name="T1">Hatékonyság növelés</text:span></text:p>
        </text:list-item>
        <text:list-item>
          <text:p text:style-name="P3"><text:span text:style-name="T1">Átláthatóság</text:span></text:p>
        </text:list-item>
        <text:list-item>
          <text:p text:style-name="P3"><text:span text:style-name="T1">Megbízhatóság</text:span></text:p>
        </text:list-item>
        <text:list-item>
          <text:p text:style-name="P3"><text:span text:style-name="T2">Bevonás</text:span></text:p>
        </text:list-item>
        <text:list-item>
          <text:p text:style-name="P3"><text:span text:style-name="T2">Integráltan</text:span></text:p>
        </text:list-item>
      </text:list>
      <text:p text:style-name="P4"><text:span text:style-name="T2"/></text:p>
      <text:h text:style-name="Heading_20_1" text:outline-level="1"><text:span text:style-name="T2">Integráció</text:span></text:h>
      <text:list xml:id="list5243259843807516825" text:style-name="L4">
        <text:list-item>
          <text:p text:style-name="P5"><text:span text:style-name="T2">Folyamat integráció </text:span><text:span text:style-name="T3">( együttműködés )</text:span></text:p>
          <text:list>
            <text:list-item>
              <text:p text:style-name="P5"><text:span text:style-name="T2">Információ nyújtás</text:span></text:p>
            </text:list-item>
            <text:list-item>
              <text:p text:style-name="P5"><text:span text:style-name="T2">Kategorizálás</text:span></text:p>
            </text:list-item>
            <text:list-item>
              <text:p text:style-name="P6"><text:span text:style-name="T3">Riasztás</text:span></text:p>
            </text:list-item>
            <text:list-item>
              <text:p text:style-name="P6"><text:span text:style-name="T3">Döntések felülről</text:span></text:p>
            </text:list-item>
            <text:list-item>
              <text:p text:style-name="P5"><text:span text:style-name="T2">Feladat megosztás</text:span></text:p>
            </text:list-item>
            <text:list-item>
              <text:p text:style-name="P6"><text:span text:style-name="T3">Képzések, tréningek az operátoroknak, krízis szimulációs gyakorlatok</text:span></text:p>
            </text:list-item>
          </text:list>
        </text:list-item>
        <text:list-item>
          <text:p text:style-name="P5"><text:span text:style-name="T2">Adatintegráció (</text:span><text:span text:style-name="T3">technikai feltételek az </text:span><text:span text:style-name="T2">automatizmusok kialakítás</text:span><text:span text:style-name="T3">ához</text:span><text:span text:style-name="T2">)</text:span></text:p>
          <text:list>
            <text:list-item>
              <text:p text:style-name="P5"><text:span text:style-name="T2">Nyílt, szabványos adatcsere (protokoll)</text:span></text:p>
            </text:list-item>
            <text:list-item>
              <text:p text:style-name="P6"><text:span text:style-name="T2">Egységes kategória rendszer ( </text:span><text:a xlink:type="simple" xlink:href="https://wiki.joszolgalat.hu/wiki/Szerkesztővita:Zuzmo"><text:span text:style-name="T3">https://wiki.joszolgalat.hu/wiki/Szerkeszt%C5%91vita:Zuzmo</text:span></text:a><text:span text:style-name="T3"> ) - taxonómia és ontológia</text:span></text:p>
            </text:list-item>
            <text:list-item>
              <text:p text:style-name="P5"><text:span text:style-name="T2">Egységes adat-minősítési rendszer (Rendszer szinteknek megfelelő)</text:span></text:p>
            </text:list-item>
          </text:list>
        </text:list-item>
      </text:list>
      <text:h text:style-name="Heading_20_2" text:outline-level="2"><text:span text:style-name="T2">Elképzelhető kompetenciák</text:span></text:h>
      <text:p text:style-name="P4"><text:span text:style-name="T2">A szinteket a rendszer szintek tartalmazzák</text:span></text:p>
      <table:table table:name="fazisok" table:style-name="fazisok">
        <table:table-column table:style-name="fazisok.A"/>
        <table:table-column table:style-name="fazisok.B"/>
        <table:table-column table:style-name="fazisok.A"/>
        <table:table-column table:style-name="fazisok.B" table:number-columns-repeated="2"/>
        <table:table-column table:style-name="fazisok.A"/>
        <table:table-header-rows>
          <text:soft-page-break/>
          <table:table-row>
            <table:table-cell table:style-name="fazisok.A1" office:value-type="string">
              <text:p text:style-name="P14"><text:span text:style-name="T2">Szintek</text:span></text:p>
            </table:table-cell>
            <table:table-cell table:style-name="fazisok.A1" office:value-type="string">
              <text:p text:style-name="P14"><text:span text:style-name="T2">Krízis</text:span></text:p>
              <text:p text:style-name="P15"><text:span text:style-name="T4">( irányítás, döntés 3-as )</text:span></text:p>
            </table:table-cell>
            <table:table-cell table:style-name="fazisok.A1" office:value-type="string">
              <text:p text:style-name="P14"><text:span text:style-name="T2">Akkut mentés</text:span></text:p>
              <text:p text:style-name="P15"><text:span text:style-name="T4">( irányítás, döntés 3-as )</text:span></text:p>
            </table:table-cell>
            <table:table-cell table:style-name="fazisok.A1" office:value-type="string">
              <text:p text:style-name="P14"><text:span text:style-name="T2">Mentés</text:span></text:p>
              <text:p text:style-name="P15"><text:span text:style-name="T4">( irányítás, döntés 3-as és részben 2-es )</text:span></text:p>
            </table:table-cell>
            <table:table-cell table:style-name="fazisok.A1" office:value-type="string">
              <text:p text:style-name="P14"><text:span text:style-name="T2">Helyreállítás</text:span></text:p>
              <text:p text:style-name="P15"><text:span text:style-name="T4">( irányítás, döntés 2-3-as )</text:span></text:p>
            </table:table-cell>
            <table:table-cell table:style-name="fazisok.F1" office:value-type="string">
              <text:p text:style-name="P14"><text:span text:style-name="T2">Utógondozás</text:span></text:p>
              <text:p text:style-name="P14"><text:span text:style-name="T2">Feldolgozás</text:span></text:p>
              <text:p text:style-name="P15"><text:span text:style-name="T4">( irányítás, döntés 1-2-3-as )</text:span></text:p>
            </table:table-cell>
          </table:table-row>
        </table:table-header-rows>
        <table:table-row>
          <table:table-cell table:style-name="fazisok.A2" office:value-type="string">
            <text:p text:style-name="P16"><text:span text:style-name="T2">3-as szint</text:span></text:p>
          </table:table-cell>
          <table:table-cell table:style-name="fazisok.A2" office:value-type="string">
            <text:p text:style-name="P16"><text:span text:style-name="T2">Teljes jogkör</text:span></text:p>
          </table:table-cell>
          <table:table-cell table:style-name="fazisok.A2" office:value-type="string">
            <text:p text:style-name="P16"><text:span text:style-name="T2">Teljes jogkör</text:span></text:p>
          </table:table-cell>
          <table:table-cell table:style-name="fazisok.A2" office:value-type="string">
            <text:p text:style-name="P16"><text:span text:style-name="T2">Teljes jogkör</text:span></text:p>
          </table:table-cell>
          <table:table-cell table:style-name="fazisok.A2" office:value-type="string">
            <text:p text:style-name="P16"><text:span text:style-name="T2">Teljes jogkör</text:span></text:p>
          </table:table-cell>
          <table:table-cell table:style-name="fazisok.F2" office:value-type="string">
            <text:p text:style-name="P16"><text:span text:style-name="T2">Tel</text:span><text:span text:style-name="T4">j</text:span><text:span text:style-name="T2">es jogkör</text:span></text:p>
          </table:table-cell>
        </table:table-row>
        <table:table-row>
          <table:table-cell table:style-name="fazisok.A2" office:value-type="string">
            <text:p text:style-name="P16"><text:span text:style-name="T2">2-es szint</text:span></text:p>
          </table:table-cell>
          <table:table-cell table:style-name="fazisok.A2" office:value-type="string">
            <text:p text:style-name="P16"><text:span text:style-name="T2">Információ nyújtás, mentésre felkészülés, mentés koordinálás</text:span></text:p>
          </table:table-cell>
          <table:table-cell table:style-name="fazisok.A2" office:value-type="string">
            <text:p text:style-name="P16"><text:span text:style-name="T2">Korlátozott beavatkozás, </text:span></text:p>
            <text:p text:style-name="P17"><text:span text:style-name="T4">feladatvégzés</text:span></text:p>
            <text:p text:style-name="P17"><text:span text:style-name="T4">( irányítás szint 3-as )</text:span></text:p>
          </table:table-cell>
          <table:table-cell table:style-name="fazisok.A2" office:value-type="string">
            <text:p text:style-name="P16"><text:span text:style-name="T2">Korlátozott beavatkozás, szervezés, koordinálás, logisztikai </text:span><text:span text:style-name="T4">feladatvégzés</text:span></text:p>
          </table:table-cell>
          <table:table-cell table:style-name="fazisok.A2" office:value-type="string">
            <text:p text:style-name="P17"><text:span text:style-name="T2">Szervezés, koordinálás,</text:span></text:p>
            <text:p text:style-name="P17"><text:span text:style-name="T4">Feladatvégzés</text:span></text:p>
            <text:p text:style-name="P17"><text:span text:style-name="T2"><text:s/></text:span></text:p>
          </table:table-cell>
          <table:table-cell table:style-name="fazisok.F2" office:value-type="string">
            <text:p text:style-name="P16"><text:span text:style-name="T2">Szervezés, koordinálás,</text:span></text:p>
            <text:p text:style-name="P17"><text:span text:style-name="T4">Feladatvégzés</text:span></text:p>
          </table:table-cell>
        </table:table-row>
        <table:table-row>
          <table:table-cell table:style-name="fazisok.A2" office:value-type="string">
            <text:p text:style-name="P16"><text:span text:style-name="T2">1-es szint</text:span></text:p>
          </table:table-cell>
          <table:table-cell table:style-name="fazisok.A2" office:value-type="string">
            <text:p text:style-name="P16"><text:span text:style-name="T2">Információ nyújtás, mentéshez információk és <text:s/>felajánlások gyűjtése</text:span></text:p>
          </table:table-cell>
          <table:table-cell table:style-name="fazisok.A2" office:value-type="string">
            <text:p text:style-name="P16"><text:span text:style-name="T2">Információ nyújtás, mentéshez információk és <text:s/>felajánlások gyűjtése</text:span></text:p>
          </table:table-cell>
          <table:table-cell table:style-name="fazisok.A2" office:value-type="string">
            <text:p text:style-name="P16"><text:span text:style-name="T2">Önkéntesek toborzása, logisztikai támogatás</text:span></text:p>
          </table:table-cell>
          <table:table-cell table:style-name="fazisok.A2" office:value-type="string">
            <text:p text:style-name="P16"><text:span text:style-name="T2">Önkéntesek szervezése, koordinálása, </text:span></text:p>
            <text:p text:style-name="P17"><text:span text:style-name="T4">Feladatvégzés</text:span></text:p>
          </table:table-cell>
          <table:table-cell table:style-name="fazisok.F2" office:value-type="string">
            <text:p text:style-name="P16"><text:span text:style-name="T2">Önkéntesek szervezése, koordinálása </text:span></text:p>
            <text:p text:style-name="P16"><text:span text:style-name="T2">Kommunikáció</text:span></text:p>
            <text:p text:style-name="P17"><text:span text:style-name="T4">Feladatvégzés</text:span></text:p>
          </table:table-cell>
        </table:table-row>
      </table:table>
      <text:p text:style-name="Text_20_body"><text:span text:style-name="T2"/></text:p>
      <text:h text:style-name="Heading_20_1" text:outline-level="1"><text:span text:style-name="T1">Rendszer szintek</text:span></text:h>
      <text:list xml:id="list1417526439465050594" text:style-name="L1">
        <text:list-item>
          <text:p text:style-name="P2"><text:span text:style-name="T1">Közösségi rendszerek</text:span></text:p>
        </text:list-item>
      </text:list>
      <text:p text:style-name="P8"><text:span text:style-name="T1">Rendszerek: joszolgálat.hu, privát/kereskedelmi call-centererek ( Comforce, … ), szolgáltatók ( Kürt )</text:span></text:p>
      <text:p text:style-name="P8"><text:span text:style-name="T1">Felelősség: információ nyújtás, közösségi média kezelés</text:span></text:p>
      <text:p text:style-name="P8"><text:span text:style-name="T1">Operátorok: önkéntesek közösségi felületeken, kategorizálás, </text:span><text:span text:style-name="T3">nem garantált kapacitás</text:span></text:p>
      <text:p text:style-name="P8"><text:span text:style-name="T1">Információ </text:span><text:span text:style-name="T2">minősítés </text:span><text:span text:style-name="T1">“jóság”/erősség foka: 1-es</text:span></text:p>
      <text:list xml:id="list1435858913" text:continue-numbering="true" text:style-name="L1">
        <text:list-item>
          <text:p text:style-name="P2"><text:span text:style-name="T1">Szakmai rendszerek</text:span></text:p>
        </text:list-item>
      </text:list>
      <text:p text:style-name="P8"><text:span text:style-name="T1">Rendszerek: Telenor, Vöröskereszt, Időkép, </text:span><text:span text:style-name="T3">Önkéntes szakmai szervezetek – Tűzoltók, Polgári védelem</text:span><text:span text:style-name="T1">?</text:span></text:p>
      <text:p text:style-name="P8"><text:span text:style-name="T1">Felelősség: információ nyújtás, közösségi média kezelés, korlátozott beavatkozás</text:span></text:p>
      <text:p text:style-name="P8"><text:span text:style-name="T1">Operátorok: önkéntesek + professzionális személyzet saját felületen, megbízható kategorizálás, </text:span><text:span text:style-name="T3">garantált erőforrás kapacitás </text:span></text:p>
      <text:p text:style-name="P9"><text:span text:style-name="T1">Információ <text:s/></text:span><text:span text:style-name="T2">minősítés </text:span><text:span text:style-name="T1">“jóság”/erősség foka: 2-es</text:span></text:p>
      <text:list xml:id="list370137724" text:continue-numbering="true" text:style-name="L1">
        <text:list-item>
          <text:p text:style-name="P2"><text:span text:style-name="T1">Hatósági rendszerek</text:span></text:p>
        </text:list-item>
      </text:list>
      <text:p text:style-name="P8"><text:span text:style-name="T1">Katasztrófa védelem, </text:span><text:span text:style-name="T3">Rendőrség, Honvédség</text:span><text:span text:style-name="T1">, Autópálya, Meteorológiai szolgálat, </text:span><text:span text:style-name="T3">Közmű szolgáltatók/kritikus infrastruktúrák </text:span></text:p>
      <text:p text:style-name="P8"><text:span text:style-name="T1">Felelősség: megbízható informálás, professzionális beavatkozás</text:span></text:p>
      <text:p text:style-name="P8"><text:span text:style-name="T1">Operátorok: professzionális személyzet</text:span></text:p>
      <text:p text:style-name="P9"><text:span text:style-name="T1">Információ <text:s/></text:span><text:span text:style-name="T2">minősítés</text:span><text:span text:style-name="T1">“jóság”/erősség foka: 3-as</text:span></text:p>
      <text:p text:style-name="P10"><text:soft-page-break/><text:span text:style-name="T1"/></text:p>
      <text:h text:style-name="P11" text:outline-level="1"><text:span text:style-name="T3">Működési alapvetések</text:span></text:h>
      <text:list xml:id="list1927736156705153645" text:style-name="L5">
        <text:list-item>
          <text:p text:style-name="P7"><text:span text:style-name="T3">Hiteles információk fentről levele propagálása, eljuttatása ( 3-tól az 1-esig )</text:span></text:p>
        </text:list-item>
        <text:list-item>
          <text:p text:style-name="P7"><text:span text:style-name="T3">Redundanciák szűrése minden szint feladata</text:span></text:p>
        </text:list-item>
        <text:list-item>
          <text:p text:style-name="P7"><text:span text:style-name="T3">Az alsóbb szint teljes adatbázis hozzáférést biztosít a fentieknek</text:span></text:p>
        </text:list-item>
        <text:list-item>
          <text:p text:style-name="P7"><text:span text:style-name="T3">Az 1-es szint teljesen nyílt, a 2-es nyílt/zárt, a 3-as értelemszerűen zárt.</text:span></text:p>
        </text:list-item>
        <text:list-item>
          <text:p text:style-name="P7"><text:span text:style-name="T3">Az információ minősítést minden rendszer egységesen jeleníti meg, azaz ha a 3-as szint ad információt az 1-esnek, akkor az információ minősítése 3-as! A minősítési erősség csak az adott szinthez tartozó lehet, azaz pl az egyes szint még a legerősebb szakértelem esetén se adhat ( technikailag kell biztosítani ) 3-as minősítést.</text:span></text:p>
        </text:list-item>
        <text:list-item>
          <text:p text:style-name="P7"><text:span text:style-name="T3">A hármas szintnek kell kezelni az információvédelmi törvény idevonatkozó részeit.</text:span></text:p>
        </text:list-item>
        <text:list-item>
          <text:p text:style-name="P7"><text:span text:style-name="T3">Krízis esetén az 1-es és 2-es szint is kezelhet privát adatokat, melyet a krízis elmúltával a 3-as szintnek át kell adnia, és csak anonimizálva használhat elemzésre, szimulációs gyakorlatra.</text:span></text:p>
        </text:list-item>
        <text:list-item>
          <text:p text:style-name="P7"><text:span text:style-name="T3">Minden szintű rendszernek kötelessége a minősített információt API felületen az együttműködésben résztvevő rendszereknek továbbítan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Nagymajtenyi</meta:initial-creator>
    <meta:creation-date>2013-05-30T11:23:42</meta:creation-date>
    <dc:date>2013-05-30T12:06:31</dc:date>
    <dc:creator>Gabor Nagymajtenyi</dc:creator>
    <meta:editing-duration>PT27M14S</meta:editing-duration>
    <meta:editing-cycles>2</meta:editing-cycles>
    <meta:generator>LibreOffice/4.0.2.2$Linux_x86 LibreOffice_project/400m0$Build-2</meta:generator>
    <meta:document-statistic meta:table-count="1" meta:image-count="0" meta:object-count="0" meta:page-count="3" meta:paragraph-count="89" meta:word-count="466" meta:character-count="3799" meta:non-whitespace-character-count="3439"/>
  </office:meta>
</office:document-meta>
</file>